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automatic-styles/>
  <office:body>
    <office:text>
      <text:h text:outline-level="1" text:style-name="Heading_20_1">GroupBuild Volunteer Onboarding Agreement</text:h>
      <text:p text:style-name="Standard">[GroupBuild Logo Placeholder]</text:p>
      <text:h text:outline-level="1" text:style-name="Heading_20_1">Welcome to GroupBuild</text:h>
      <text:p text:style-name="Standard">Thank you for stepping forward to support our mission. GroupBuild is a civic tech platform built by and for people who believe in civil action, ethical technology, and democratic empowerment. This agreement outlines the responsibilities, protections, and privileges that come with joining us as a volunteer-contributor.</text:p>
      <text:h text:outline-level="1" text:style-name="Heading_20_1">Vision &amp; Mission</text:h>
      <text:p text:style-name="Standard">Our vision: 'We the People, Empowered.' Our mission is to enable civic collaboration, ethical advocacy, and verified truth in communication—especially under threat.</text:p>
      <text:h text:outline-level="1" text:style-name="Heading_20_1">About GroupBuild</text:h>
      <text:p text:style-name="Standard">GroupBuild is an anonymous-friendly platform for democratic coordination and social action. Our MVP includes: merit-based voting, secure group chat, resources for safe advocacy, RepTags (reputation), ScripTags (content tagging), BeAxa AI moderation, and AnonIDs for pseudonymous accountability.</text:p>
      <text:h text:outline-level="1" text:style-name="Heading_20_1">Legal and Structural Information</text:h>
      <text:p text:style-name="Standard">GroupBuild will initially operate as a Canadian Special Purpose Corporation (SPC), with a separate nonprofit foundation (GroupBuild Foundation) launching later to receive donations and support open access. Operations may expand into the US and UK as needed.</text:p>
      <text:h text:outline-level="1" text:style-name="Heading_20_1">Contributor Responsibilities and IP Ownership</text:h>
      <text:p text:style-name="Standard">As a volunteer, you agree to act in good faith, protect confidential information, and allow your work to be used under open or protected IP terms. Reserved IP will remain under GroupBuild control for the protection of our users and goals.</text:p>
      <text:h text:outline-level="1" text:style-name="Heading_20_1">Potential Compensation</text:h>
      <text:p text:style-name="Standard">While GroupBuild is pre-revenue, we anticipate offering equity-based recognition or compensation to long-standing contributors if the platform succeeds financially.</text:p>
      <text:h text:outline-level="1" text:style-name="Heading_20_1">Confidentiality Agreement</text:h>
      <text:p text:style-name="Standard">You may be exposed to non-public data or coordination details. You agree not to disclose or misuse this information without written permission. These confidentiality obligations continue even after your involvement ends.</text:p>
      <text:h text:outline-level="1" text:style-name="Heading_20_1">Contact and Access</text:h>
      <text:p text:style-name="Standard">Demo: https://groupbuild.org
Discord: [Insert link]
GitHub: [Insert repo link]
Contacts: rick@groupbuild.org | elias@groupbuild.org</text:p>
      <text:h text:outline-level="1" text:style-name="Heading_20_1">Meet the Founders</text:h>
      <text:p text:style-name="Standard">Rick Ballard is a civic tech advocate and serial startup founder with a history of billion-dollar ventures. Elias is a seasoned backend developer focused on secure systems and ethical infrastructure.</text:p>
      <text:h text:outline-level="1" text:style-name="Heading_20_1">Agreement and Signature</text:h>
      <text:p text:style-name="Standard">By signing below, you agree to the provisions outlined above and affirm your intent to participate in GroupBuild respectfully and ethically.</text:p>
      <text:p text:style-name="Standard">Volunteer-Contributor Name: ___________________________</text:p>
      <text:p text:style-name="Standard">Email: ___________________________</text:p>
      <text:p text:style-name="Standard">Date: ___________________________</text:p>
      <text:p text:style-name="Standard">Signature: ___________________________</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office:version="1.2">
  <office:styles>
    <style:style style:name="Heading_20_1" style:family="paragraph" style:display-name="Heading 1">
      <style:text-properties fo:font-size="16pt" fo:font-weight="bold"/>
    </style:style>
    <style:style style:name="Standard" style:family="paragraph" style:display-name="Standard">
      <style:paragraph-properties/>
      <style:text-properties fo:font-size="10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office:version="1.2">
  <office:meta>
    <meta:generator>ODFPY/1.4.1</meta:generator>
  </office:meta>
</office:document-meta>
</file>